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erdynand Józef Bieszk</text:p>
      <text:p text:style-name="P1">Urodzony 21.08. 1854 r. w Koleczkowie na Kaszubach. Do szkoły średniej uczęszczał w Wejherowie , gdzie należał do tajnej organizacji filomackiej „Wiec”. W latach 1874- 1883 <text:s/>studiował filozofię i matematykę <text:s/>w Królewcu, był stypendystą TPN. Pracę pedagogiczną rozpoczął w 1883 r. w gimnazjum w Nowym Mieście Lubawskim i Brodnicy. W 1866 r. został przesiedlony do zachodnich Niemiec. W 1890 r. osiadł we Fryburgu Badeńskim, gdzie pozostał do 1919 r. Jego dom był miejscem patriotycznych spotkań młodzieży polskiej studiującej we Fryburgu.15.04. 1920 r. objął stanowisko dyrektora państwowego Gimnazjum Klasycznego w Chojnicach. Na tym stanowisku pracował do ostatnich dni swojego życia. Zmarł 25.10. 1925 r. w Poznaniu i tam został pochowany. Był odznaczony Krzyżem Oficerskim Orderu Odrodzenia Polski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29T10:39:05.84</meta:creation-date>
    <meta:document-statistic meta:table-count="0" meta:image-count="0" meta:object-count="0" meta:page-count="1" meta:paragraph-count="2" meta:word-count="119" meta:character-count="824"/>
    <dc:date>2022-11-29T10:56:34.65</dc:date>
    <meta:editing-duration>PT1M25S</meta:editing-duration>
    <meta:editing-cycles>1</meta:editing-cycles>
    <meta:generator>OpenOffice/4.1.3$Win32 OpenOffice.org_project/413m1$Build-9783</meta:generator>
  </office:meta>
</office:document-meta>
</file>